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166871" officeooo:paragraph-rsid="00166871"/>
    </style:style>
    <style:style style:name="P7" style:family="paragraph" style:parent-style-name="Text_20_body" style:list-style-name="L2">
      <style:text-properties officeooo:rsid="00166871" officeooo:paragraph-rsid="00166871"/>
    </style:style>
    <style:style style:name="P8" style:family="paragraph" style:parent-style-name="Text_20_body" style:list-style-name="L4">
      <style:text-properties officeooo:rsid="00166871" officeooo:paragraph-rsid="00166871"/>
    </style:style>
    <style:style style:name="P9" style:family="paragraph" style:parent-style-name="Text_20_body" style:list-style-name="L2">
      <style:text-properties officeooo:rsid="0005becd" officeooo:paragraph-rsid="00166871"/>
    </style:style>
    <style:style style:name="P10" style:family="paragraph" style:parent-style-name="Text_20_body" style:list-style-name="L3">
      <style:text-properties officeooo:paragraph-rsid="00166871"/>
    </style:style>
    <style:style style:name="P11" style:family="paragraph" style:parent-style-name="Text_20_body" style:list-style-name="L4">
      <style:text-properties officeooo:rsid="0002262d" officeooo:paragraph-rsid="000a70e6"/>
    </style:style>
    <style:style style:name="P12" style:family="paragraph" style:parent-style-name="Text_20_body">
      <style:text-properties officeooo:rsid="0007b85f" officeooo:paragraph-rsid="0007b85f"/>
    </style:style>
    <style:style style:name="P13" style:family="paragraph" style:parent-style-name="Text_20_body">
      <style:text-properties officeooo:rsid="0017aa22" officeooo:paragraph-rsid="0017aa22"/>
    </style:style>
    <style:style style:name="P14" style:family="paragraph" style:parent-style-name="Text_20_body" style:list-style-name="L1">
      <style:text-properties officeooo:rsid="0017aa22" officeooo:paragraph-rsid="0017aa22"/>
    </style:style>
    <style:style style:name="P15" style:family="paragraph" style:parent-style-name="Heading_20_2">
      <style:text-properties officeooo:rsid="0002262d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fo:font-size="8pt" officeooo:rsid="00166871" style:font-size-asian="8pt" style:font-size-complex="8pt"/>
    </style:style>
    <style:style style:name="T2" style:family="text">
      <style:text-properties officeooo:rsid="00058faf"/>
    </style:style>
    <style:style style:name="T3" style:family="text">
      <style:text-properties officeooo:rsid="0011a2b4"/>
    </style:style>
    <style:style style:name="T4" style:family="text">
      <style:text-properties officeooo:rsid="00125ef2"/>
    </style:style>
    <style:style style:name="T5" style:family="text">
      <style:text-properties officeooo:rsid="00166871"/>
    </style:style>
    <style:style style:name="T6" style:family="text">
      <style:text-properties officeooo:rsid="0017a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grub2</text:user-defined>“ [<text:user-defined style:data-style-name="N0" text:name="Modul_Area">SSA</text:user-defined> <text:user-defined style:data-style-name="N0" text:name="Modul_ID">1004</text:user-defined>]</text:h>
      <text:h text:style-name="Heading_20_2" text:outline-level="2">Modul Kurzbeschreibung</text:h>
      <text:p text:style-name="P2">Dieses Modul vermittelt <text:span text:style-name="T6">Systemadministratoren den Umgang mit dem Bootloader GRUB 2. Ein wichtiges Element ist der Umgang mit den Konfigurations-Dateien sowie häufige Administrations-Aufgaben.</text:span></text:p>
      <text:p text:style-name="P13">In Beispielen wird gezeigt, was nötig ist, um Anpassungen in die GRUB 2 Konfiguration zu übernehmen oder wie bei SLE neue Kernel Versionen in das Menü übernommen werden.</text:p>
      <text:h text:style-name="Heading_20_2" text:outline-level="2">Dauer</text:h>
      <text:p text:style-name="P2"><text:span text:style-name="T6">2</text:span>h</text:p>
      <text:h text:style-name="Heading_20_2" text:outline-level="2">Ziele</text:h>
      <text:p text:style-name="Heading_20_3">Wissen</text:p>
      <text:list xml:id="list1905271405075950445" text:style-name="L1">
        <text:list-item>
          <text:p text:style-name="P6"><text:span text:style-name="T6">GRUB 2</text:span> Basiswissen</text:p>
        </text:list-item>
        <text:list-item>
          <text:p text:style-name="P6">Erweiterte Anwendungen wie <text:span text:style-name="T6">Passwortschutz</text:span></text:p>
        </text:list-item>
        <text:list-item>
          <text:p text:style-name="P14">Tools und Helper</text:p>
        </text:list-item>
        <text:list-item>
          <text:p text:style-name="P14">Aufbau eines Menü Eintrages</text:p>
        </text:list-item>
      </text:list>
      <text:p text:style-name="Heading_20_3">Können</text:p>
      <text:list xml:id="list131253891714048" text:continue-numbering="true" text:style-name="L1">
        <text:list-item>
          <text:p text:style-name="P6">Die wichtigsten btrfs Commands kennen</text:p>
        </text:list-item>
        <text:list-item>
          <text:p text:style-name="P6">Kompression aktivieren/deaktivieren können</text:p>
        </text:list-item>
        <text:list-item>
          <text:p text:style-name="P6">RAID Setup mit btrfs erstellen</text:p>
        </text:list-item>
        <text:list-item>
          <text:p text:style-name="P6">Richtiges Verhalten beim Ausfall einer Disk in einem btrfs RAID System</text:p>
        </text:list-item>
        <text:list-item>
          <text:p text:style-name="P6">Subvolumes und Snapshots erstellen</text:p>
        </text:list-item>
      </text:list>
      <text:p text:style-name="Heading_20_3">Verhalten</text:p>
      <text:list xml:id="list131253871113331" text:continue-numbering="true" text:style-name="L1">
        <text:list-item>
          <text:p text:style-name="P6">Kompression und Deduplizierung nutzen, falls die Situation dafür passt</text:p>
        </text:list-item>
        <text:list-item>
          <text:p text:style-name="P6">Auf btrfs basierten Systemen mit Snapshots arbeiten, um potentiell problematische Operationen ab zu sichern</text:p>
        </text:list-item>
      </text:list>
      <text:h text:style-name="Heading_20_2" text:outline-level="2">Voraussetzungen</text:h>
      <text:list xml:id="list3226560569290923038" text:style-name="L2">
        <text:list-item>
          <text:p text:style-name="P9">Bash Bedienung</text:p>
        </text:list-item>
        <text:list-item>
          <text:p text:style-name="P7">Kenntnisse zur Einbindung von Dateisystemen und zum Formatieren von Devices</text:p>
        </text:list-item>
      </text:list>
      <text:h text:style-name="P16" text:outline-level="2">Benutzte Dokumentation</text:h>
      <text:p text:style-name="Heading_20_3">Externe Referenzen</text:p>
      <text:list xml:id="list2526597353069303956" text:style-name="L3">
        <text:list-item>
          <text:p text:style-name="P10"><text:span text:style-name="T5">btrfs Wiki<text:line-break/></text:span><text:a xlink:type="simple" xlink:href="https://btrfs.wiki.kernel.org/index.php" text:style-name="Internet_20_link" text:visited-style-name="Visited_20_Internet_20_Link"><text:span text:style-name="T1">https://btrfs.wiki.kernel.org/index.php</text:span></text:a></text:p>
        </text:list-item>
      </text:list>
      <text:p text:style-name="P1">Man Pages:</text:p>
      <text:list xml:id="list7091916774837156183" text:style-name="L4">
        <text:list-item>
          <text:p text:style-name="P11">man <text:span text:style-name="T5">8 mount</text:span></text:p>
        </text:list-item>
        <text:list-item>
          <text:p text:style-name="P8">man 8 mkfs.btrfs</text:p>
        </text:list-item>
        <text:list-item>
          <text:p text:style-name="P8">man 8 btrfs</text:p>
        </text:list-item>
      </text:list>
      <text:h text:style-name="P15" text:outline-level="2">Präsentation</text:h>
      <text:p text:style-name="P3">modul_<text:user-defined style:data-style-name="N0" text:name="Modul_Name">grub2</text:user-defined>_<text:user-defined style:data-style-name="N0" text:name="Modul_ID">1004</text:user-defined>_<text:span text:style-name="T4">01_slides</text:span>.odp</text:p>
      <text:h text:style-name="Heading_20_2" text:outline-level="2">Demo</text:h>
      <text:p text:style-name="P4">modul_<text:user-defined style:data-style-name="N0" text:name="Modul_Name">grub2</text:user-defined>_<text:user-defined style:data-style-name="N0" text:name="Modul_ID">1004</text:user-defined>_<text:span text:style-name="T4">02_</text:span>demo.odp</text:p>
      <text:h text:style-name="Heading_20_2" text:outline-level="2">Übung / <text:span text:style-name="T2">Hands-on</text:span></text:h>
      <text:p text:style-name="P4">modul_<text:user-defined style:data-style-name="N0" text:name="Modul_Name">grub2</text:user-defined>_<text:user-defined style:data-style-name="N0" text:name="Modul_ID">1004</text:user-defined>_<text:span text:style-name="T4">03_</text:span>handson.odp</text:p>
      <text:h text:style-name="Heading_20_2" text:outline-level="2">Erfolgskontrolle</text:h>
      <text:p text:style-name="P5"><text:span text:style-name="T3">modul_</text:span><text:span text:style-name="T3"><text:user-defined style:data-style-name="N0" text:name="Modul_Name">grub2</text:user-defined></text:span><text:span text:style-name="T3">_</text:span><text:span text:style-name="T3"><text:user-defined style:data-style-name="N0" text:name="Modul_ID">1004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3:12:51.756391437</dc:date>
    <dc:creator>Nicolas Christener</dc:creator>
    <meta:editing-duration>P1DT7H59M8S</meta:editing-duration>
    <meta:editing-cycles>25</meta:editing-cycles>
    <meta:generator>LibreOffice/5.2.0.4$Linux_X86_64 LibreOffice_project/20m0$Build-4</meta:generator>
    <meta:document-statistic meta:table-count="0" meta:image-count="0" meta:object-count="0" meta:page-count="2" meta:paragraph-count="39" meta:word-count="186" meta:character-count="1357" meta:non-whitespace-character-count="1227"/>
    <meta:user-defined meta:name="Modul_Area">SSA</meta:user-defined>
    <meta:user-defined meta:name="Modul_ID">1004</meta:user-defined>
    <meta:user-defined meta:name="Modul_Name">grub2</meta:user-defined>
  </office:meta>
</office:document-meta>
</file>